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8a5ef" officeooo:paragraph-rsid="0008a5ef"/>
    </style:style>
    <style:style style:name="P2" style:family="paragraph" style:parent-style-name="Standard">
      <style:text-properties officeooo:rsid="0008a5ef" officeooo:paragraph-rsid="0008a5ef"/>
    </style:style>
    <style:style style:name="P3" style:family="paragraph" style:parent-style-name="Standard">
      <style:text-properties fo:color="#333333" officeooo:rsid="0008a5ef" officeooo:paragraph-rsid="0008a5ef"/>
    </style:style>
    <style:style style:name="P4" style:family="paragraph" style:parent-style-name="Standard">
      <style:text-properties fo:color="#333333" officeooo:rsid="0008a5ef" officeooo:paragraph-rsid="00098c03"/>
    </style:style>
    <style:style style:name="P5" style:family="paragraph" style:parent-style-name="Standard">
      <style:text-properties fo:color="#1c1c1c" officeooo:rsid="0008a5ef" officeooo:paragraph-rsid="00098c03"/>
    </style:style>
    <style:style style:name="P6" style:family="paragraph" style:parent-style-name="Standard">
      <style:text-properties officeooo:paragraph-rsid="0008a5ef"/>
    </style:style>
    <style:style style:name="P7" style:family="paragraph" style:parent-style-name="Standard">
      <style:text-properties officeooo:paragraph-rsid="00098c03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center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1c1c1c" style:font-name="JetBrains Mono" fo:font-size="10pt" fo:font-style="normal" fo:font-weight="normal" officeooo:rsid="0008a5ef" style:font-size-asian="10pt" style:font-style-asian="normal" style:font-weight-asian="normal"/>
    </style:style>
    <style:style style:name="T5" style:family="text">
      <style:text-properties fo:color="#000000" style:font-name="JetBrains Mono" fo:font-size="10pt" fo:font-style="normal" fo:font-weight="normal" officeooo:rsid="0008a5ef" style:font-size-asian="10pt" style:font-style-asian="normal" style:font-weight-asian="normal"/>
    </style:style>
    <style:style style:name="T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officeooo:rsid="00098c03" style:font-size-asian="10pt" style:font-style-asian="normal" style:font-weight-asian="normal"/>
    </style:style>
    <style:style style:name="gr1" style:family="graphic" style:parent-style-name="Frame">
      <style:graphic-properties draw:fill="solid" draw:fill-color="#ffffff" draw:textarea-horizontal-align="justify" draw:textarea-vertical-align="middle" draw:auto-grow-height="false" fo:min-height="0.6783in" fo:min-width="4.6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="solid" draw:fill-color="#ffffff" draw:textarea-horizontal-align="justify" draw:textarea-vertical-align="middle" draw:auto-grow-height="false" fo:min-height="0.7083in" fo:min-width="2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="solid" draw:fill-color="#ffffff" draw:textarea-horizontal-align="justify" draw:textarea-vertical-align="middle" draw:auto-grow-height="false" fo:min-height="0.75in" fo:min-width="2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="solid" draw:fill-color="#ffffff" draw:textarea-horizontal-align="justify" draw:textarea-vertical-align="middle" draw:auto-grow-height="false" fo:min-height="0.75in" fo:min-width="1.48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draw:text-style-name="P8" svg:width="1.4898in" svg:height="0.7504in" svg:x="2.2839in" svg:y="-0.0575in"><text:p text:style-name="P1"><draw:custom-shape text:anchor-type="paragraph" draw:z-index="1" draw:name="Shape1_0" draw:style-name="gr4" draw:text-style-name="P8" svg:width="2.2394in" svg:height="0.7504in" svg:x="-2.9965in" svg:y="1.2862in"><text:p text:style-name="P4"><draw:custom-shape text:anchor-type="paragraph" draw:z-index="8" draw:name="Shape1_1" draw:style-name="gr2" draw:text-style-name="P8" svg:width="2.2394in" svg:height="0.7087in" svg:x="2.4819in" svg:y="-0.0709in"><text:p text:style-name="P5"><draw:custom-shape text:anchor-type="paragraph" draw:z-index="9" draw:name="Shape1_2" draw:style-name="gr2" draw:text-style-name="P8" svg:width="2.2394in" svg:height="0.7087in" svg:x="2.4819in" svg:y="-0.0709in"><text:p text:style-name="P5"><draw:custom-shape text:anchor-type="paragraph" draw:z-index="10" draw:name="Shape1_3" draw:style-name="gr1" draw:text-style-name="P8" svg:width="4.6252in" svg:height="0.6787in" svg:x="-3.8283in" svg:y="1.3398in"><text:p text:style-name="P7"><text:span text:style-name="T4"><text:s text:c="7"/></text:span></text:p><text:p text:style-name="P7"><text:span text:style-name="T4"><text:s text:c="17"/>compositeSearch</text:span><text:span text:style-name="T5">(</text:span><text:span text:style-name="T6">searchWordsWithColor</text:span><text:span text:style-name="T6">, <text:s text:c="3"/></text:span></text:p><text:p text:style-name="P7"><text:span text:style-name="T6"><text:s text:c="9"/></text:span><text:span text:style-name="T6">searchWordWithUnderlined</text:span><text:span text:style-name="T6">, </text:span><text:span text:style-name="T6">searchWordWithMachine</text:span><text:span text:style-name="T8">)</text:span></text:p><text:p text:style-name="P6"><text:span text:style-name="T4"/></text:p><text:p text:style-name="P3"><text:span text:style-name="T2"/></text:p><text:p text:style-name="P2"/><draw:enhanced-geometry svg:viewBox="0 0 21600 21600" draw:type="rectangle" draw:enhanced-path="M 0 0 L 21600 0 21600 21600 0 21600 0 0 Z N"/></draw:custom-shape><text:span text:style-name="T2"><text:s/></text:span></text:p><text:p text:style-name="P5"><text:span text:style-name="T2"><text:s text:c="4"/>SearchWordWithMachine</text:span></text:p><text:p text:style-name="P5"><text:span text:style-name="T2"><text:s text:c="11"/>(SearchWords)</text:span></text:p><text:p text:style-name="P3"><text:span text:style-name="T2"/></text:p><text:p text:style-name="P2"/><draw:enhanced-geometry svg:viewBox="0 0 21600 21600" draw:type="rectangle" draw:enhanced-path="M 0 0 L 21600 0 21600 21600 0 21600 0 0 Z N"/></draw:custom-shape><text:span text:style-name="T2"><text:s/></text:span></text:p><text:p text:style-name="P5"><text:span text:style-name="T2"><text:s text:c="3"/>SearchWordWithUnderlined</text:span></text:p><text:p text:style-name="P5"><text:span text:style-name="T2"><text:s text:c="11"/>(SearchWords)</text:span></text:p><text:p text:style-name="P3"><text:span text:style-name="T2"/></text:p><text:p text:style-name="P2"/><draw:enhanced-geometry svg:viewBox="0 0 21600 21600" draw:type="rectangle" draw:enhanced-path="M 0 0 L 21600 0 21600 21600 0 21600 0 0 Z N"/></draw:custom-shape><text:span text:style-name="T2"/></text:p><text:p text:style-name="P4"><text:span text:style-name="T2"><text:s text:c="5"/>SearchWordsWithColor</text:span></text:p><text:p text:style-name="P4"><text:span text:style-name="T2"><text:s text:c="11"/>(SearchWords)</text:span></text:p><text:p text:style-name="P2"/><draw:enhanced-geometry svg:viewBox="0 0 21600 21600" draw:type="rectangle" draw:enhanced-path="M 0 0 L 21600 0 21600 21600 0 21600 0 0 Z N"/></draw:custom-shape>SearchWords Class</text:p><draw:enhanced-geometry svg:viewBox="0 0 21600 21600" draw:type="rectangle" draw:enhanced-path="M 0 0 L 21600 0 21600 21600 0 21600 0 0 Z N"/></draw:custom-shape><draw:line text:anchor-type="paragraph" draw:z-index="2" draw:name="Shape2" draw:style-name="gr3" draw:text-style-name="P9" svg:x1="2.9819in" svg:y1="0.6917in" svg:x2="0.7839in" svg:y2="1.5079in"><text:p/></draw:line><draw:line text:anchor-type="paragraph" draw:z-index="3" draw:name="Shape3" draw:style-name="gr3" draw:text-style-name="P9" svg:x1="2.9819in" svg:y1="0.6925in" svg:x2="2.9819in" svg:y2="1.5079in"><text:p/></draw:line><draw:line text:anchor-type="paragraph" draw:z-index="4" draw:name="Shape4" draw:style-name="gr3" draw:text-style-name="P9" svg:x1="2.9819in" svg:y1="0.6917in" svg:x2="5.4193in" svg:y2="1.5543in"><text:p/></draw:line><draw:line text:anchor-type="paragraph" draw:z-index="5" draw:name="Shape5" draw:style-name="gr3" draw:text-style-name="P9" svg:x1="0.5339in" svg:y1="2.3071in" svg:x2="2.5236in" svg:y2="2.9409in"><text:p/></draw:line><draw:line text:anchor-type="paragraph" draw:z-index="6" draw:name="Shape6" draw:style-name="gr3" draw:text-style-name="P9" svg:x1="3.0654in" svg:y1="2.2035in" svg:x2="3.0756in" svg:y2="2.9409in"><text:p/></draw:line><draw:line text:anchor-type="paragraph" draw:z-index="7" draw:name="Shape7" draw:style-name="gr3" draw:text-style-name="P9" svg:x1="5.9295in" svg:y1="2.1917in" svg:x2="3.7839in" svg:y2="2.9409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used Composite (Multi Inheritance) design patter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8:14:24.808143860</meta:creation-date>
    <dc:date>2021-07-18T18:38:40.207143982</dc:date>
    <meta:editing-duration>PT3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8" meta:character-count="341" meta:non-whitespace-character-count="249"/>
  </office:meta>
</office:document-meta>
</file>